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10.25cm" fo:min-width="14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cm" fo:min-width="2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18cm" fo:min-width="1.48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cm"/>
      <style:paragraph-properties style:writing-mode="lr-tb"/>
    </style:style>
    <style:style style:name="gr9" style:family="graphic" style:parent-style-name="objectwithoutfill">
      <style:graphic-properties svg:stroke-color="#00a933" draw:marker-end="Arrow" draw:marker-end-width="0.3cm" draw:fill="solid" draw:fill-color="#00a933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47cm" fo:min-width="0.44cm"/>
    </style:style>
    <style:style style:name="gr11" style:family="graphic" style:parent-style-name="objectwithoutfill">
      <style:graphic-properties svg:stroke-width="0.081cm" svg:stroke-color="#ed4c05" draw:marker-start-width="0.321cm" draw:marker-end-width="0.321cm" draw:fill="solid" draw:fill-color="#ed4c05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5cm" fo:min-width="0.4cm"/>
      <style:paragraph-properties style:writing-mode="lr-tb"/>
    </style:style>
    <style:style style:name="gr13" style:family="graphic" style:parent-style-name="standard">
      <style:graphic-properties draw:fill-color="#ffffff" draw:opacity="0%" draw:textarea-horizontal-align="justify" draw:textarea-vertical-align="middle" draw:auto-grow-height="false" fo:min-height="14.53cm" fo:min-width="20.4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45cm" fo:min-width="2.3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0.7cm"/>
      <style:paragraph-properties style:writing-mode="lr-tb"/>
    </style:style>
    <style:style style:name="gr17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9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9.75cm" fo:min-width="6.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3cm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75cm" fo:min-width="5.9cm" fo:padding-top="0.151cm" fo:padding-bottom="0.151cm" fo:padding-left="0.276cm" fo:padding-right="0.27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75cm" fo:min-width="8.6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4" style:family="paragraph">
      <loext:graphic-properties draw:fill="solid"/>
      <style:paragraph-properties fo:text-align="center"/>
      <style:text-properties fo:language="en" fo:country="US"/>
    </style:style>
    <style:style style:name="P5" style:family="paragraph"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7" style:family="paragraph">
      <loext:graphic-properties draw:fill="solid" draw:fill-color="#00a933"/>
      <style:paragraph-properties fo:text-align="center"/>
      <style:text-properties fo:language="en" fo:country="US"/>
    </style:style>
    <style:style style:name="P8" style:family="paragraph">
      <loext:graphic-properties draw:fill-color="#ffffff"/>
      <style:paragraph-properties fo:text-align="center"/>
      <style:text-properties fo:language="en" fo:country="US"/>
    </style:style>
    <style:style style:name="P9" style:family="paragraph">
      <loext:graphic-properties draw:fill="solid" draw:fill-color="#ed4c05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c9211e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000000" fo:language="en" fo:country="US"/>
    </style:style>
    <style:style style:name="P13" style:family="paragraph">
      <loext:graphic-properties draw:fill-color="#ffffff"/>
      <style:paragraph-properties fo:text-align="center" style:writing-mode="lr-tb"/>
      <style:text-properties fo:color="#000000" fo:language="en" fo:country="US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language="en" fo:country="US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language="en" fo:country="US"/>
    </style:style>
    <style:style style:name="P16" style:family="paragraph">
      <style:paragraph-properties fo:text-align="start" style:writing-mode="lr-tb"/>
      <style:text-properties fo:language="en" fo:country="US"/>
    </style:style>
    <style:style style:name="P17" style:family="paragraph">
      <loext:graphic-properties draw:fill-color="#ffffff"/>
      <style:paragraph-properties fo:text-align="start" style:writing-mode="lr-tb"/>
      <style:text-properties fo:language="en" fo:country="US"/>
    </style:style>
    <style:style style:name="P18" style:family="paragraph">
      <style:text-properties fo:language="en" fo:country="US"/>
    </style:style>
    <style:style style:name="P19" style:family="paragraph">
      <loext:graphic-properties draw:fill="none"/>
      <style:text-properties fo:language="en" fo:country="US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2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T1" style:family="text">
      <style:text-properties fo:color="#00a933"/>
    </style:style>
    <style:style style:name="T2" style:family="text">
      <style:text-properties fo:color="#c9211e"/>
    </style:style>
    <style:style style:name="T3" style:family="text">
      <style:text-properties fo:color="#000000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cm" svg:height="1.7cm" svg:x="0.4cm" svg:y="1.6cm">
            <text:p text:style-name="P2">Data: A</text:p>
            <text:p text:style-name="P2">Next: <text:s text:c="2"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cm" svg:height="1.7cm" svg:x="4.1cm" svg:y="1.6cm">
            <text:p text:style-name="P2">Data: B</text:p>
            <text:p text:style-name="P2">Next: <text:s text:c="2"/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.6cm" svg:y1="2.8cm" svg:x2="4.6cm" svg:y2="2.8cm">
            <text:p/>
          </draw:line>
          <draw:custom-shape draw:style-name="gr4" draw:text-style-name="P3" draw:layer="layout" svg:width="3.2cm" svg:height="0.7cm" svg:x="0.4cm" svg:y="0.4cm">
            <text:p text:style-name="P2">Linked Lis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2.1cm" svg:height="0.7cm" svg:x="8.8cm" svg:y="2.8cm">
            <text:p text:style-name="P2">Tree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8cm" svg:height="2.5cm" svg:x="8.4cm" svg:y="3.8cm">
            <text:p text:style-name="P2">Data: C</text:p>
            <text:p text:style-name="P2">Next: <text:s text:c="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9cm" svg:y1="6.3cm" svg:x2="9.4cm" svg:y2="7.8cm">
            <text:p/>
          </draw:line>
          <draw:custom-shape draw:style-name="gr6" draw:text-style-name="P3" draw:layer="layout" svg:width="2.8cm" svg:height="2.5cm" svg:x="7.8cm" svg:y="7.8cm">
            <text:p text:style-name="P2">Data: E</text:p>
            <text:p text:style-name="P2">Next: <text:s text:c="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.8cm" svg:height="2.5cm" svg:x="11.9cm" svg:y="7.2cm">
            <text:p text:style-name="P2">Data: F</text:p>
            <text:p text:style-name="P2">Next: <text:s text:c="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.8cm" svg:height="2.5cm" svg:x="4.5cm" svg:y="6.6cm">
            <text:p text:style-name="P2">Data: D</text:p>
            <text:p text:style-name="P2">Next: <text:s text:c="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0.8cm" svg:y1="5.9cm" svg:x2="12.5cm" svg:y2="7.4cm">
            <text:p/>
          </draw:line>
          <draw:line draw:style-name="gr3" draw:text-style-name="P4" draw:layer="layout" svg:x1="8.8cm" svg:y1="5.9cm" svg:x2="6.5cm" svg:y2="6.7cm">
            <text:p/>
          </draw:line>
          <draw:custom-shape draw:style-name="gr7" draw:text-style-name="P6" draw:layer="layout" svg:width="2.1cm" svg:height="0.7cm" svg:x="5.3cm" svg:y="3.7cm">
            <text:p text:style-name="P5"><text:span text:style-name="T1">R</text:span><text:span text:style-name="T1">o</text:span><text:span text:style-name="T1">o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0.7cm" svg:x="12.7cm" svg:y="3.8cm">
            <text:p text:style-name="P5"><text:span text:style-name="T1">Nod</text:span><text:span text:style-name="T1">e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7.1cm" svg:y1="4.2cm" svg:x2="8.5cm" svg:y2="4.6cm">
            <text:p/>
          </draw:line>
          <draw:line draw:style-name="gr9" draw:text-style-name="P7" draw:layer="layout" svg:x1="12.6cm" svg:y1="4.2cm" svg:x2="11.2cm" svg:y2="4.6cm">
            <text:p/>
          </draw:line>
        </draw:g>
        <draw:custom-shape draw:style-name="gr1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328cm" svg:height="1.267cm" svg:x="3cm" svg:y="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4.228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1.6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228cm" svg:y1="2.24cm" svg:x2="2.328cm" svg:y2="3.44cm">
          <text:p/>
        </draw:line>
        <draw:line draw:style-name="gr3" draw:text-style-name="P4" draw:layer="layout" svg:x1="4.128cm" svg:y1="2.24cm" svg:x2="4.928cm" svg:y2="3.44cm">
          <text:p/>
        </draw:line>
        <draw:custom-shape draw:style-name="gr10" draw:text-style-name="P8" draw:layer="layout" svg:width="1.328cm" svg:height="1.267cm" svg:x="9.67cm" svg:y="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10.898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8.27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898cm" svg:y1="2.24cm" svg:x2="8.998cm" svg:y2="3.44cm">
          <text:p/>
        </draw:line>
        <draw:custom-shape draw:style-name="gr10" draw:text-style-name="P8" draw:layer="layout" svg:width="1.328cm" svg:height="1.267cm" svg:x="2.87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4.101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1.473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01cm" svg:y1="6.6cm" svg:x2="2.201cm" svg:y2="7.8cm">
          <text:p/>
        </draw:line>
        <draw:line draw:style-name="gr3" draw:text-style-name="P4" draw:layer="layout" svg:x1="4.8cm" svg:y1="7.8cm" svg:x2="4cm" svg:y2="6.6cm">
          <text:p/>
        </draw:line>
        <draw:line draw:style-name="gr3" draw:text-style-name="P4" draw:layer="layout" svg:x1="2.8cm" svg:y1="8.5cm" svg:x2="4.1cm" svg:y2="8.5cm">
          <text:p/>
        </draw:line>
        <draw:line draw:style-name="gr11" draw:text-style-name="P9" draw:layer="layout" svg:x1="1.2cm" svg:y1="5.3cm" svg:x2="5.8cm" svg:y2="9.17cm">
          <text:p/>
        </draw:line>
        <draw:line draw:style-name="gr11" draw:text-style-name="P9" draw:layer="layout" svg:x1="5.8cm" svg:y1="5.3cm" svg:x2="1.2cm" svg:y2="9.17cm">
          <text:p/>
        </draw:line>
        <draw:line draw:style-name="gr11" draw:text-style-name="P9" draw:layer="layout" svg:x1="8cm" svg:y1="1.04cm" svg:x2="12.6cm" svg:y2="4.91cm">
          <text:p/>
        </draw:line>
        <draw:line draw:style-name="gr11" draw:text-style-name="P9" draw:layer="layout" svg:x1="12.6cm" svg:y1="1.04cm" svg:x2="8cm" svg:y2="4.91cm">
          <text:p/>
        </draw:line>
        <draw:custom-shape draw:style-name="gr12" draw:text-style-name="P3" draw:layer="layout" svg:width="0.9cm" svg:height="0.9cm" svg:x="5.7cm" svg:y="2.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2.6cm" svg:y="2.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5.7cm" svg:y="6.6cm">
          <text:p text:style-name="P2">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1" draw:layer="layout" svg:width="20.98cm" svg:height="14.78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7cm" svg:x="7.6cm" svg:y="1.2cm">
          <text:p text:style-name="P2">Ancest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5cm" svg:y="1.5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8.5cm" svg:y="4.9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.1cm" svg:y="4.3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4cm" svg:y1="3.601cm" svg:x2="9.1cm" svg:y2="5.101cm">
          <text:p/>
        </draw:line>
        <draw:line draw:style-name="gr3" draw:text-style-name="P4" draw:layer="layout" svg:x1="5.4cm" svg:y1="3.601cm" svg:x2="3.1cm" svg:y2="4.401cm">
          <text:p/>
        </draw:line>
        <draw:custom-shape draw:style-name="gr15" draw:text-style-name="P3" draw:layer="layout" svg:width="0.5cm" svg:height="0.5cm" svg:x="5.55cm" svg:y="2.0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5.55cm" svg:y="2.8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6.15cm" svg:y="2.05cm">
          <text:p text:style-name="P5"><text:span text:style-name="T1">D=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5cm" svg:height="0.5cm" svg:x="6.15cm" svg:y="2.85cm">
          <text:p text:style-name="P10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6.3cm" svg:y="8.4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0.1cm" svg:y="8.4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cm" svg:y1="7.1cm" svg:x2="7.7cm" svg:y2="8.4cm">
          <text:p/>
        </draw:line>
        <draw:custom-shape draw:style-name="gr6" draw:text-style-name="P3" draw:layer="layout" svg:width="2.8cm" svg:height="2.5cm" svg:x="1.101cm" svg:y="8.4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5cm" svg:y1="6.8cm" svg:x2="2.5cm" svg:y2="8.4cm">
          <text:p/>
        </draw:line>
        <draw:custom-shape draw:style-name="gr6" draw:text-style-name="P3" draw:layer="layout" svg:width="2.8cm" svg:height="2.5cm" svg:x="1.101cm" svg:y="4.302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cm" svg:height="0.5cm" svg:x="1.6cm" svg:y="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5.8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2.2cm" svg:y="5cm">
          <text:p text:style-name="P5"><text:span text:style-name="T1">D=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2.2cm" svg:y="5.8cm">
          <text:p text:style-name="P12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9cm" svg:y="5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9.5cm" svg:y="5.5cm">
          <text:p text:style-name="P5"><text:span text:style-name="T1">D=1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5cm" svg:height="0.5cm" svg:x="2.8cm" svg:y="5.8cm">
          <text:p text:style-name="P1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9cm" svg:y="6.3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9.5cm" svg:y="6.3cm">
          <text:p text:style-name="P12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5cm" svg:height="0.5cm" svg:x="10.1cm" svg:y="6.3cm">
          <text:p text:style-name="P1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2.2cm" svg:y="9cm">
          <text:p text:style-name="P5"><text:span text:style-name="T1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2.2cm" svg:y="9.8cm">
          <text:p text:style-name="P12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5cm" svg:height="0.5cm" svg:x="2.8cm" svg:y="9.8cm">
          <text:p text:style-name="P14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6.8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6.8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7.4cm" svg:y="9cm">
          <text:p text:style-name="P5"><text:span text:style-name="T1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7.4cm" svg:y="9.8cm">
          <text:p text:style-name="P12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cm" svg:height="0.5cm" svg:x="8cm" svg:y="9.8cm">
          <text:p text:style-name="P14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0.6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0.6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11.2cm" svg:y="9cm">
          <text:p text:style-name="P5"><text:span text:style-name="T1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11.2cm" svg:y="9.8cm">
          <text:p text:style-name="P12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0.5cm" svg:x="11.8cm" svg:y="9.8cm">
          <text:p text:style-name="P14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6.7cm" svg:height="10cm" svg:x="13.3cm" svg:y="1.2cm">
          <text:p text:style-name="P16">P: Parent</text:p>
          <text:p text:style-name="P16">C: Child</text:p>
          <text:p text:style-name="P16">L: Leaf </text:p>
          <text:p text:style-name="P16"><text:s text:c="4"/>(external nodes </text:p>
          <text:p text:style-name="P16"><text:s text:c="5"/>without child)</text:p>
          <text:p text:style-name="P16">Height: number of </text:p>
          <text:p text:style-name="P16"><text:s text:c="12"/>connections.</text:p>
          <text:p text:style-name="P16"/>
          <text:p text:style-name="P16">A set of connections</text:p>
          <text:p text:style-name="P16">creates a path.</text:p>
          <text:p text:style-name="P16"><text:span text:style-name="T1">D</text:span>: Depth, the number</text:p>
          <text:p text:style-name="P16"><text:s text:c="5"/>of edges from the</text:p>
          <text:p text:style-name="P16"><text:s text:c="5"/>root.</text:p>
          <text:p text:style-name="P16"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5cm" svg:height="0.7cm" svg:x="9.2cm" svg:y="11cm">
          <text:p text:style-name="P2">Descendan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6cm" svg:y1="7.2cm" svg:x2="11.5cm" svg:y2="8.4cm">
          <text:p/>
        </draw:line>
      </draw:page>
      <draw:page draw:name="page4" draw:style-name="dp1" draw:master-page-name="Default">
        <draw:line draw:style-name="gr3" draw:text-style-name="P4" draw:layer="layout" svg:x1="4.729cm" svg:y1="2.24cm" svg:x2="3.829cm" svg:y2="3.44cm">
          <text:p/>
        </draw:line>
        <draw:custom-shape draw:style-name="gr13" draw:text-style-name="P1" draw:layer="layout" svg:width="20.98cm" svg:height="14.78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0.853cm" svg:height="0.963cm" svg:x="4.73cm" svg:y="1.2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501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731cm" svg:y="1.241cm">
            <draw:text-box>
              <text:p text:style-name="P18">D</text:p>
            </draw:text-box>
          </draw:frame>
        </draw:g>
        <draw:line draw:style-name="gr3" draw:text-style-name="P4" draw:layer="layout" svg:x1="5.63cm" svg:y1="2.24cm" svg:x2="6.53cm" svg:y2="3.44cm">
          <text:p/>
        </draw:line>
        <draw:frame draw:style-name="gr24" draw:text-style-name="P19" draw:layer="layout" svg:width="0.853cm" svg:height="0.963cm" svg:x="6.431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202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432cm" svg:y="3.54cm">
            <draw:text-box>
              <text:p text:style-name="P18">E</text:p>
            </draw:text-box>
          </draw:frame>
        </draw:g>
        <draw:line draw:style-name="gr3" draw:text-style-name="P4" draw:layer="layout" svg:x1="7.331cm" svg:y1="4.539cm" svg:x2="8.231cm" svg:y2="5.739cm">
          <text:p/>
        </draw:line>
        <draw:line draw:style-name="gr3" draw:text-style-name="P4" draw:layer="layout" svg:x1="3.13cm" svg:y1="4.539cm" svg:x2="2.23cm" svg:y2="5.739cm">
          <text:p/>
        </draw:line>
        <draw:frame draw:style-name="gr24" draw:text-style-name="P19" draw:layer="layout" svg:width="0.853cm" svg:height="0.963cm" svg:x="3.131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2.902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132cm" svg:y="3.54cm">
            <draw:text-box>
              <text:p text:style-name="P18">B</text:p>
            </draw:text-box>
          </draw:frame>
        </draw:g>
        <draw:line draw:style-name="gr3" draw:text-style-name="P4" draw:layer="layout" svg:x1="4.031cm" svg:y1="4.539cm" svg:x2="4.931cm" svg:y2="5.739cm">
          <text:p/>
        </draw:line>
        <draw:frame draw:style-name="gr24" draw:text-style-name="P19" draw:layer="layout" svg:width="0.853cm" svg:height="0.963cm" svg:x="4.832cm" svg:y="5.8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603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833cm" svg:y="5.839cm">
            <draw:text-box>
              <text:p text:style-name="P18">C</text:p>
            </draw:text-box>
          </draw:frame>
        </draw:g>
        <draw:g>
          <draw:custom-shape draw:style-name="gr10" draw:text-style-name="P8" draw:layer="layout" svg:width="1.328cm" svg:height="1.267cm" svg:x="1.20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434cm" svg:y="5.839cm">
            <draw:text-box>
              <text:p text:style-name="P18">A</text:p>
            </draw:text-box>
          </draw:frame>
        </draw:g>
        <draw:g>
          <draw:custom-shape draw:style-name="gr10" draw:text-style-name="P8" draw:layer="layout" svg:width="1.328cm" svg:height="1.267cm" svg:x="7.902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132cm" svg:y="5.839cm">
            <draw:text-box>
              <text:p text:style-name="P18">F</text:p>
            </draw:text-box>
          </draw:frame>
        </draw:g>
        <draw:line draw:style-name="gr3" draw:text-style-name="P4" draw:layer="layout" svg:x1="15.23cm" svg:y1="2.24cm" svg:x2="14.33cm" svg:y2="3.44cm">
          <text:p/>
        </draw:line>
        <draw:frame draw:style-name="gr24" draw:text-style-name="P19" draw:layer="layout" svg:width="0.853cm" svg:height="0.963cm" svg:x="15.231cm" svg:y="1.2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5.002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5.232cm" svg:y="1.241cm">
            <draw:text-box>
              <text:p text:style-name="P18">D</text:p>
            </draw:text-box>
          </draw:frame>
        </draw:g>
        <draw:line draw:style-name="gr3" draw:text-style-name="P4" draw:layer="layout" svg:x1="16.131cm" svg:y1="2.24cm" svg:x2="17.031cm" svg:y2="3.44cm">
          <text:p/>
        </draw:line>
        <draw:frame draw:style-name="gr24" draw:text-style-name="P19" draw:layer="layout" svg:width="0.853cm" svg:height="0.963cm" svg:x="16.932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6.703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6.933cm" svg:y="3.54cm">
            <draw:text-box>
              <text:p text:style-name="P18">E</text:p>
            </draw:text-box>
          </draw:frame>
        </draw:g>
        <draw:line draw:style-name="gr3" draw:text-style-name="P4" draw:layer="layout" svg:x1="17.832cm" svg:y1="4.539cm" svg:x2="18.732cm" svg:y2="5.739cm">
          <text:p/>
        </draw:line>
        <draw:line draw:style-name="gr3" draw:text-style-name="P4" draw:layer="layout" svg:x1="13.631cm" svg:y1="4.539cm" svg:x2="12.731cm" svg:y2="5.739cm">
          <text:p/>
        </draw:line>
        <draw:frame draw:style-name="gr24" draw:text-style-name="P19" draw:layer="layout" svg:width="0.853cm" svg:height="0.963cm" svg:x="13.632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3.403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3.633cm" svg:y="3.54cm">
            <draw:text-box>
              <text:p text:style-name="P18">B</text:p>
            </draw:text-box>
          </draw:frame>
        </draw:g>
        <draw:line draw:style-name="gr3" draw:text-style-name="P4" draw:layer="layout" svg:x1="14.532cm" svg:y1="4.539cm" svg:x2="15.432cm" svg:y2="5.739cm">
          <text:p/>
        </draw:line>
        <draw:frame draw:style-name="gr24" draw:text-style-name="P19" draw:layer="layout" svg:width="0.853cm" svg:height="0.963cm" svg:x="15.333cm" svg:y="5.8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5.10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5.334cm" svg:y="5.839cm">
            <draw:text-box>
              <text:p text:style-name="P18">C</text:p>
            </draw:text-box>
          </draw:frame>
        </draw:g>
        <draw:g>
          <draw:custom-shape draw:style-name="gr10" draw:text-style-name="P8" draw:layer="layout" svg:width="1.328cm" svg:height="1.267cm" svg:x="11.705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1.935cm" svg:y="5.839cm">
            <draw:text-box>
              <text:p text:style-name="P18">A</text:p>
            </draw:text-box>
          </draw:frame>
        </draw:g>
        <draw:g>
          <draw:custom-shape draw:style-name="gr10" draw:text-style-name="P8" draw:layer="layout" svg:width="1.328cm" svg:height="1.267cm" svg:x="18.403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8.633cm" svg:y="5.839cm">
            <draw:text-box>
              <text:p text:style-name="P18">F</text:p>
            </draw:text-box>
          </draw:frame>
        </draw:g>
        <draw:path draw:style-name="gr25" draw:text-style-name="P20" draw:layer="layout" svg:width="5.834cm" svg:height="5.377cm" draw:transform="skewX (5.9362470076151E-017) rotate (2.2479840765687) translate (3.07471350741432cm 9.89618291781996cm)" svg:viewBox="0 0 5835 5378" svg:d="M4232 5332c337 61 626-154 926-274 244-97 426-248 544-450 129-221 206-535 31-785-144-206-532-335-265-710 140-197 388-517 91-762-183-150-398-322-438-561-49-299-289-347-424-576-117-198-307-360-514-465-216-110-428-226-644-335-228-115-429-277-664-377-269-114-536 55-729 224-189 165-418 297-503 562-90 282 64 557-25 842-95 304-431 321-659 462-204 126-412 252-576 424-168 177-309 402-259 680 45 252 8 524-91 762-101 245 49 472 186 647 154 195 404 260 629 323 250 69 538 118 782 1 284-137 605-93 903-84 246 8 473 116 711 155 251 42 464 157 693 243l213 93 72 7z">
          <text:p/>
        </draw:path>
        <draw:custom-shape draw:style-name="gr26" draw:text-style-name="P20" draw:layer="layout" svg:width="6.4cm" svg:height="2cm" svg:x="12.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9.1cm" svg:height="2cm" svg:x="1cm" svg:y="8.5cm">
          <text:p text:style-name="P21"><text:span text:style-name="T4">Depth-first Traversal (DFT)</text:span><text:span text:style-name="T5">: </text:span></text:p>
          <text:p text:style-name="P21"><text:span text:style-name="T6">the priority is to look at </text:span><text:span text:style-name="T7">the children </text:span></text:p>
          <text:p text:style-name="P21"><text:span text:style-name="T5">of a node.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9.1cm" svg:height="2cm" svg:x="10.9cm" svg:y="8.5cm">
          <text:p text:style-name="P21"><text:span text:style-name="T4">Breadth-first Traversal (BFT)</text:span><text:span text:style-name="T5">: </text:span></text:p>
          <text:p text:style-name="P21"><text:span text:style-name="T6">the priority is to look at </text:span><text:span text:style-name="T7">the same </text:span></text:p>
          <text:p text:style-name="P21"><text:span text:style-name="T7">level nodes</text:span><text:span text:style-name="T5">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1-21T09:59:49.215437057</dc:date>
    <meta:editing-duration>PT9H8M36S</meta:editing-duration>
    <meta:editing-cycles>62</meta:editing-cycles>
    <meta:generator>LibreOffice/6.4.6.2$Linux_X86_64 LibreOffice_project/40$Build-2</meta:generator>
    <meta:document-statistic meta:object-count="147"/>
  </office:meta>
</office:document-meta>
</file>